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45717EE7153.jpg" manifest:media-type="image/jpeg"/>
  <manifest:file-entry manifest:full-path="Pictures/10000000000003E8000004571664219F.jpg" manifest:media-type="image/jpeg"/>
  <manifest:file-entry manifest:full-path="Pictures/10000000000003E80000041AB46884B6.jpg" manifest:media-type="image/jpeg"/>
  <manifest:file-entry manifest:full-path="Pictures/1000000000000BE600000CF6E04402C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03cm" svg:stroke-color="#0000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standard">
      <style:graphic-properties svg:stroke-width="0.203cm" svg:stroke-color="#000000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6cm" svg:height="8.414cm" svg:x="1.276cm" svg:y="8.111cm">
          <draw:image xlink:href="Pictures/1000000000000BE600000CF6E04402CB.jpg" xlink:type="simple" xlink:show="embed" xlink:actuate="onLoad">
            <text:p/>
          </draw:image>
        </draw:frame>
        <draw:custom-shape draw:style-name="gr2" draw:text-style-name="P1" draw:layer="layout" svg:width="14.859cm" svg:height="21.463cm" svg:x="19.129cm" svg:y="1.87cm">
          <text:p text:style-name="P1"><text:span text:style-name="T1">Retrieval Server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1.463cm" svg:x="16.629cm" svg:y="1.87cm">
          <text:p text:style-name="P1"><text:span text:style-name="T1">A</text:span></text:p>
          <text:p text:style-name="P1"><text:span text:style-name="T1">P</text:span></text:p>
          <text:p text:style-name="P1"><text:span text:style-name="T1">I</text:span></text:p>
          <text:p text:style-name="P1"><text:span text:style-name="T1"/></text:p>
          <text:p text:style-name="P1"><text:span text:style-name="T1">R</text:span></text:p>
          <text:p text:style-name="P1"><text:span text:style-name="T1">E</text:span></text:p>
          <text:p text:style-name="P1"><text:span text:style-name="T1">S</text:span></text:p>
          <text:p text:style-name="P1"><text:span text:style-name="T1">T</text:span></text:p>
          <text:p text:style-name="P1"><text:span text:style-name="T1"/></text:p>
          <text:p text:style-name="P1"><text:span text:style-name="T1">H</text:span></text:p>
          <text:p text:style-name="P1"><text:span text:style-name="T1">T</text:span></text:p>
          <text:p text:style-name="P1"><text:span text:style-name="T1">T</text:span>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5cm" svg:height="2.159cm" svg:x="9.69cm" svg:y="11.345cm">
          <text:p text:style-name="P1"/>
          <text:p text:style-name="P1"/>
          <text:p text:style-name="P1"/>
          <text:p text:style-name="P1"/>
          <text:p text:style-name="P1"><text:span text:style-name="T2">POST /api/images</text:span><text:span text:style-name="T2"><text:line-break/></text:span><text:span text:style-name="T2"><text:line-break/></text:span><text:span text:style-name="T2">id</text:span><text:span text:style-name="T3">: 5</text:span><text:line-break/><text:span text:style-name="T2">storage</text:span>: bar<text:line-break/><text:span text:style-name="T2">properties</text:span>: {date: …,...}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6.223cm" svg:height="3.048cm" svg:x="9.89cm" svg:y="8.416cm">
          <text:p text:style-name="P1">id (default: random)<text:line-break/>storage (rand.)<text:line-break/>properties (empty)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6.477cm" svg:height="6.35cm" svg:x="27.035cm" svg:y="9.267cm">
          <text:p text:style-name="P1">Storage: bar<text:line-break/><text:line-break/><text:line-break/><text:line-break/><text:line-break/><text:line-break/>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6.35cm" svg:x="19.896cm" svg:y="9.194cm">
          <text:p text:style-name="P1">Storage: foo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6.35cm" svg:x="19.796cm" svg:y="16.201cm">
          <text:p text:style-name="P1">Storage: …<text:line-break/><text:line-break/><text:line-break/><text:line-break/><text:line-break/><text:line-break/><text:line-break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953cm" svg:height="4.921cm" svg:x="20.404cm" svg:y="10.272cm">
          <draw:image xlink:href="Pictures/10000000000003E80000041AB46884B6.jpg" xlink:type="simple" xlink:show="embed" xlink:actuate="onLoad">
            <text:p/>
          </draw:image>
        </draw:frame>
        <draw:frame draw:style-name="gr1" draw:text-style-name="P1" draw:layer="layout" svg:width="5.618cm" svg:height="4.772cm" svg:x="27.497cm" svg:y="10.464cm">
          <draw:image xlink:href="Pictures/10000000000003E8000004571664219F.jpg" xlink:type="simple" xlink:show="embed" xlink:actuate="onLoad">
            <text:p/>
          </draw:image>
        </draw:frame>
        <draw:frame draw:style-name="gr1" draw:text-style-name="P1" draw:layer="layout" svg:width="5.334cm" svg:height="4.845cm" svg:x="20.377cm" svg:y="17.391cm">
          <draw:image xlink:href="Pictures/10000000000003E80000045717EE7153.jpg" xlink:type="simple" xlink:show="embed" xlink:actuate="onLoad">
            <text:p/>
          </draw:image>
        </draw:frame>
        <draw:custom-shape draw:style-name="gr2" draw:text-style-name="P1" draw:layer="layout" svg:width="6.477cm" svg:height="6.35cm" svg:x="27.008cm" svg:y="16.179cm">
          <text:p text:style-name="P1">Storage: …<text:line-break/><text:line-break/><text:line-break/>...<text:line-break/><text:line-break/><text:line-break/><text:line-break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048cm" svg:height="2.826cm" svg:x="25.003cm" svg:y="4.31cm">
          <draw:image xlink:href="Pictures/1000000000000BE600000CF6E04402CB.jpg" xlink:type="simple" xlink:show="embed" xlink:actuate="onLoad">
            <text:p/>
          </draw:image>
        </draw:frame>
        <draw:custom-shape draw:style-name="gr2" draw:text-style-name="P1" draw:layer="layout" svg:width="4.783cm" svg:height="2.159cm" svg:x="19.793cm" svg:y="4.183cm">
          <text:p text:style-name="P1"/>
          <text:p text:style-name="P1"/>
          <text:p text:style-name="P1"/>
          <text:p text:style-name="P1"/>
          <text:p text:style-name="P1"/>
          <text:p text:style-name="P1"><text:span text:style-name="T2"><text:line-break/></text:span><text:span text:style-name="T2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878cm" svg:height="2.159cm" draw:transform="rotate (-0.959931088596881) translate (29.256cm 5.672cm)">
          <text:p text:style-name="P1"/>
          <text:p text:style-name="P1"/>
          <text:p text:style-name="P1"/>
          <text:p text:style-name="P1"/>
          <text:p text:style-name="P1"/>
          <text:p text:style-name="P1"><text:span text:style-name="T2"><text:line-break/></text:span><text:span text:style-name="T2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4.351cm" svg:height="5.334cm" svg:x="1.635cm" svg:y="1.762cm">
          <text:p text:style-name="P1"><text:span text:style-name="T4">INDEX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83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0T09:24:20.790253491</meta:creation-date>
    <meta:generator>LibreOffice/4.2.6.3$Linux_X86_64 LibreOffice_project/420m0$Build-3</meta:generator>
    <dc:date>2015-03-24T09:47:32.808462344</dc:date>
    <meta:editing-duration>PT23M30S</meta:editing-duration>
    <meta:editing-cycles>13</meta:editing-cycles>
    <meta:document-statistic meta:object-count="16"/>
  </office:meta>
</office:document-meta>
</file>